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D000000DECC03DE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c5000b" draw:textarea-vertical-align="middle"/>
    </style:style>
    <style:style style:name="gr5" style:family="graphic" style:parent-style-name="standard">
      <style:graphic-properties draw:fill="solid" draw:fill-color="#99999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0.541cm" svg:height="4.953cm" svg:x="8.493cm" svg:y="8.874cm">
          <text:p/>
        </draw:rect>
        <draw:frame draw:style-name="gr2" draw:text-style-name="P1" draw:layer="layout" svg:width="1.859cm" svg:height="4.439cm" svg:x="8.793cm" svg:y="9.128cm">
          <draw:image xlink:href="Pictures/100000000000005D000000DECC03DE31.png" xlink:type="simple" xlink:show="embed" xlink:actuate="onLoad">
            <text:p/>
          </draw:image>
        </draw:frame>
        <draw:frame draw:style-name="gr2" draw:text-style-name="P1" draw:layer="layout" svg:width="1.859cm" svg:height="4.439cm" svg:x="11.894cm" svg:y="9.129cm">
          <draw:image xlink:href="Pictures/100000000000005D000000DECC03DE31.png" xlink:type="simple" xlink:show="embed" xlink:actuate="onLoad">
            <text:p/>
          </draw:image>
        </draw:frame>
        <draw:rect draw:style-name="gr3" draw:text-style-name="P1" draw:layer="layout" svg:width="4.064cm" svg:height="8.128cm" svg:x="2.651cm" svg:y="7.477cm">
          <text:p/>
        </draw:rect>
        <draw:rect draw:style-name="gr1" draw:text-style-name="P1" draw:layer="layout" svg:width="3.556cm" svg:height="7.62cm" svg:x="2.905cm" svg:y="7.731cm">
          <text:p/>
        </draw:rect>
        <draw:circle draw:style-name="gr4" draw:text-style-name="P1" draw:layer="layout" svg:width="2.54cm" svg:height="2.54cm" svg:x="3.413cm" svg:y="12.303cm">
          <text:p/>
        </draw:circle>
        <draw:circle draw:style-name="gr5" draw:text-style-name="P1" draw:layer="layout" svg:width="0.381cm" svg:height="0.381cm" svg:x="4.556cm" svg:y="13.954cm">
          <text:p/>
        </draw:circle>
        <draw:circle draw:style-name="gr5" draw:text-style-name="P1" draw:layer="layout" svg:width="0.381cm" svg:height="0.381cm" svg:x="4.556cm" svg:y="12.754cm">
          <text:p/>
        </draw:circle>
        <draw:circle draw:style-name="gr4" draw:text-style-name="P1" draw:layer="layout" svg:width="1.651cm" svg:height="1.651cm" svg:x="4.556cm" svg:y="9.89cm">
          <text:p/>
        </draw:circle>
        <draw:circle draw:style-name="gr5" draw:text-style-name="P1" draw:layer="layout" svg:width="0.248cm" svg:height="0.248cm" svg:x="5.299cm" svg:y="10.963cm">
          <text:p/>
        </draw:circle>
        <draw:circle draw:style-name="gr5" draw:text-style-name="P1" draw:layer="layout" svg:width="0.248cm" svg:height="0.248cm" svg:x="5.299cm" svg:y="10.183cm">
          <text:p/>
        </draw:circle>
        <draw:rect draw:style-name="gr3" draw:text-style-name="P1" draw:layer="layout" svg:width="4.064cm" svg:height="8.128cm" svg:x="21.066cm" svg:y="7.423cm">
          <text:p/>
        </draw:rect>
        <draw:rect draw:style-name="gr1" draw:text-style-name="P1" draw:layer="layout" svg:width="3.556cm" svg:height="7.62cm" svg:x="21.32cm" svg:y="7.677cm">
          <text:p/>
        </draw:rect>
        <draw:circle draw:style-name="gr4" draw:text-style-name="P1" draw:layer="layout" svg:width="2.54cm" svg:height="2.54cm" svg:x="21.828cm" svg:y="12.249cm">
          <text:p/>
        </draw:circle>
        <draw:circle draw:style-name="gr5" draw:text-style-name="P1" draw:layer="layout" svg:width="0.381cm" svg:height="0.381cm" svg:x="22.971cm" svg:y="13.9cm">
          <text:p/>
        </draw:circle>
        <draw:circle draw:style-name="gr5" draw:text-style-name="P1" draw:layer="layout" svg:width="0.381cm" svg:height="0.381cm" svg:x="22.971cm" svg:y="12.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d Robinson</meta:initial-creator>
    <meta:creation-date>2012-10-15T22:57:56</meta:creation-date>
    <dc:date>2012-10-15T23:21:53</dc:date>
    <dc:creator>Chad Robinson</dc:creator>
    <meta:editing-duration>PT23M58S</meta:editing-duration>
    <meta:editing-cycles>3</meta:editing-cycles>
    <meta:generator>OpenOffice.org/3.4.1$Unix OpenOffice.org_project/341m1$Build-9593</meta:generator>
    <meta:document-statistic meta:object-count="16"/>
  </office:meta>
</office:document-meta>
</file>